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27c1e" officeooo:paragraph-rsid="00027c1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27c1e" officeooo:paragraph-rsid="00027c1e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paragraph-rsid="00027c1e"/>
    </style:style>
    <style:style style:name="P4" style:family="paragraph" style:parent-style-name="Standard">
      <style:text-properties officeooo:rsid="0002ffaa" officeooo:paragraph-rsid="0002ffaa"/>
    </style:style>
    <style:style style:name="P5" style:family="paragraph" style:parent-style-name="Standard">
      <style:text-properties fo:font-size="16pt" fo:font-weight="bold" officeooo:rsid="00036449" officeooo:paragraph-rsid="0003644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officeooo:rsid="00036449" officeooo:paragraph-rsid="00036449" style:font-size-asian="16pt" style:font-size-complex="16pt"/>
    </style:style>
    <style:style style:name="P7" style:family="paragraph" style:parent-style-name="Standard">
      <style:text-properties officeooo:paragraph-rsid="00036449"/>
    </style:style>
    <style:style style:name="P8" style:family="paragraph" style:parent-style-name="Standard">
      <style:text-properties fo:font-size="12pt" officeooo:rsid="00036449" officeooo:paragraph-rsid="00036449" style:font-size-asian="10.5pt" style:font-size-complex="12pt"/>
    </style:style>
    <style:style style:name="P9" style:family="paragraph" style:parent-style-name="Standard">
      <style:text-properties officeooo:rsid="00036449" officeooo:paragraph-rsid="00036449"/>
    </style:style>
    <style:style style:name="P10" style:family="paragraph" style:parent-style-name="Standard">
      <style:text-properties officeooo:paragraph-rsid="0003e21f"/>
    </style:style>
    <style:style style:name="P11" style:family="paragraph" style:parent-style-name="Standard">
      <style:text-properties officeooo:rsid="0006f86e" officeooo:paragraph-rsid="0006f86e"/>
    </style:style>
    <style:style style:name="P12" style:family="paragraph" style:parent-style-name="Text_20_body">
      <style:text-properties officeooo:paragraph-rsid="00084396"/>
    </style:style>
    <style:style style:name="P13" style:family="paragraph" style:parent-style-name="Standard">
      <style:text-properties fo:font-size="16pt" officeooo:rsid="000a2e3d" officeooo:paragraph-rsid="000a2e3d" style:font-size-asian="16pt" style:font-size-complex="16pt"/>
    </style:style>
    <style:style style:name="P14" style:family="paragraph" style:parent-style-name="Standard">
      <style:text-properties officeooo:rsid="000a2e3d" officeooo:paragraph-rsid="000a2e3d"/>
    </style:style>
    <style:style style:name="P15" style:family="paragraph" style:parent-style-name="Text_20_body">
      <style:text-properties officeooo:rsid="000a2e3d" officeooo:paragraph-rsid="000a2e3d"/>
    </style:style>
    <style:style style:name="P16" style:family="paragraph" style:parent-style-name="Text_20_body" style:list-style-name="L1">
      <style:text-properties officeooo:rsid="000a2e3d"/>
    </style:style>
    <style:style style:name="P17" style:family="paragraph" style:parent-style-name="Standard">
      <style:text-properties officeooo:paragraph-rsid="000a2e3d"/>
    </style:style>
    <style:style style:name="P18" style:family="paragraph" style:parent-style-name="Standard">
      <style:text-properties fo:font-size="12pt" officeooo:rsid="000a2e3d" officeooo:paragraph-rsid="000a2e3d" style:font-size-asian="12pt" style:font-size-complex="12pt"/>
    </style:style>
    <style:style style:name="P19" style:family="paragraph" style:parent-style-name="Standard">
      <style:text-properties fo:font-size="12pt" officeooo:rsid="000ae054" officeooo:paragraph-rsid="000ae054" style:font-size-asian="12pt" style:font-size-complex="12pt"/>
    </style:style>
    <style:style style:name="P20" style:family="paragraph" style:parent-style-name="Standard" style:list-style-name="L2">
      <style:text-properties officeooo:paragraph-rsid="000ae054"/>
    </style:style>
    <style:style style:name="P21" style:family="paragraph" style:parent-style-name="Text_20_body" style:list-style-name="L3">
      <style:text-properties officeooo:rsid="000ae054" style:font-size-asian="12pt"/>
    </style:style>
    <style:style style:name="P22" style:family="paragraph" style:parent-style-name="Text_20_body" style:list-style-name="L4">
      <style:text-properties officeooo:rsid="000ae054" style:font-size-asian="12pt"/>
    </style:style>
    <style:style style:name="T1" style:family="text">
      <style:text-properties fo:font-size="12pt" fo:font-weight="normal" officeooo:rsid="00027c1e" style:font-size-asian="12pt" style:font-weight-asian="normal" style:font-size-complex="12pt" style:font-weight-complex="normal"/>
    </style:style>
    <style:style style:name="T2" style:family="text">
      <style:text-properties fo:font-weight="bold"/>
    </style:style>
    <style:style style:name="T3" style:family="text">
      <style:text-properties officeooo:rsid="00027c1e"/>
    </style:style>
    <style:style style:name="T4" style:family="text">
      <style:text-properties officeooo:rsid="0002a9bb"/>
    </style:style>
    <style:style style:name="T5" style:family="text">
      <style:text-properties fo:font-size="12pt" fo:font-weight="bold" officeooo:rsid="00036449" style:font-size-asian="12pt" style:font-weight-asian="bold" style:font-size-complex="12pt" style:font-weight-complex="bold"/>
    </style:style>
    <style:style style:name="T6" style:family="text">
      <style:text-properties fo:font-size="12pt" fo:font-weight="normal" officeooo:rsid="00036449" style:font-size-asian="12pt" style:font-weight-asian="normal" style:font-size-complex="12pt" style:font-weight-complex="normal"/>
    </style:style>
    <style:style style:name="T7" style:family="text">
      <style:text-properties officeooo:rsid="0003e21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5568a"/>
    </style:style>
    <style:style style:name="T10" style:family="text">
      <style:text-properties fo:font-size="12pt" officeooo:rsid="00036449" style:font-size-asian="10.5pt" style:font-size-complex="12pt"/>
    </style:style>
    <style:style style:name="T11" style:family="text">
      <style:text-properties fo:font-size="12pt" officeooo:rsid="0006f86e" style:font-size-asian="10.5pt" style:font-size-complex="12pt"/>
    </style:style>
    <style:style style:name="T12" style:family="text">
      <style:text-properties officeooo:rsid="0006f86e"/>
    </style:style>
    <style:style style:name="T13" style:family="text">
      <style:text-properties officeooo:rsid="000ad029"/>
    </style:style>
    <style:style style:name="T14" style:family="text">
      <style:text-properties fo:font-size="12pt" officeooo:rsid="000a2e3d" style:font-size-asian="12pt" style:font-size-complex="12pt"/>
    </style:style>
    <style:style style:name="T15" style:family="text">
      <style:text-properties fo:font-size="12pt" officeooo:rsid="000ae054" style:font-size-asian="12pt" style:font-size-complex="12pt"/>
    </style:style>
    <style:style style:name="T16" style:family="text">
      <style:text-properties fo:font-weight="bold" officeooo:rsid="000ae054" style:font-size-asian="12pt"/>
    </style:style>
    <style:style style:name="T17" style:family="text">
      <style:text-properties officeooo:rsid="000ae054" style:font-size-asian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de la creation du Dashbord de Jopke pour la gestion des postcard:</text:p>
      <text:p text:style-name="P1"/>
      <text:p text:style-name="P1">outil utiliser:</text:p>
      <text:p text:style-name="P2">- React-typescript</text:p>
      <text:p text:style-name="P3"><text:span text:style-name="T1">- </text:span>Material-UI (MUI)</text:p>
      <text:p text:style-name="P3"/>
      <text:p text:style-name="P3">Material-UI (MUI) est le framework principal qui sert à <text:span text:style-name="T2">construire l'interface utilisateur (UI)</text:span> de votre tableau de bord. </text:p>
      <text:p text:style-name="P3"/>
      <text:p text:style-name="P3"><text:span text:style-name="T3">M</text:span>UI offre une vaste bibliothèque de <text:span text:style-name="T2">composants React pré-stylisés</text:span> que vous utilisez directement, ce qui accélère énormément le développement. <text:span text:style-name="T4">( Dialogue, Authentifiaction, Layourt, Notification)</text:span></text:p>
      <text:p text:style-name="P3"/>
      <text:p text:style-name="P3"><text:a xlink:type="simple" xlink:href="https://mui.com/toolpad/" text:style-name="Internet_20_link" text:visited-style-name="Visited_20_Internet_20_Link">https://mui.com/toolpad/</text:a></text:p>
      <text:p text:style-name="P3"/>
      <text:p text:style-name="P4">exemple: <text:a xlink:type="simple" xlink:href="https://mui.com/toolpad/core/templates/nextjs-dashboard" text:style-name="Internet_20_link" text:visited-style-name="Visited_20_Internet_20_Link">https://mui.com/toolpad/core/templates/nextjs-dashboard</text:a></text:p>
      <text:p text:style-name="P4"/>
      <text:p text:style-name="P4"/>
      <text:p text:style-name="P5">composant racine de votre application React App.tsx:</text:p>
      <text:p text:style-name="P6"/>
      <text:p text:style-name="P7"><text:span text:style-name="T5">Role de App.tsx: </text:span><text:span text:style-name="T6">i</text:span>l est responsable de la mise en place des <text:span text:style-name="T2">fonctionnalités de base</text:span> (le thème, le routage et le style de base) qui s'appliqueront à l'ensemble de votre tableau de bord.</text:p>
      <text:p text:style-name="P8"/>
      <text:p text:style-name="P9"/>
      <text:p text:style-name="P9"><text:span text:style-name="T7">l</text:span>e <text:span text:style-name="T2">thème</text:span> <text:span text:style-name="T8">fait référence à l'ensemble des règles, des valeurs et des styles qui définissent l'apparence globale et la cohérence visuelle de votre application Material-UI (MUI).</text:span></text:p>
      <text:p text:style-name="P3">Le thème, au sens de Material-UI, est un <text:span text:style-name="T2">objet JavaScript</text:span> <text:s/>qui sont ensuite mises à disposition de <text:span text:style-name="T2">tous</text:span> les composants via le <text:span text:style-name="Source_20_Text">ThemeProvider</text:span>. <text:span text:style-name="T9">(</text:span><text:span text:style-name="T2">Palette de Couleurs , </text:span>Typographie, Espacement et Grille, Composants Personnalisés<text:span text:style-name="T9">)</text:span></text:p>
      <text:p text:style-name="P10"><text:span text:style-name="T10">Apres avoir creer le projet react-typescript et installer MUI, </text:span><text:span text:style-name="T11">dans App.tsx on place </text:span>le <text:span text:style-name="Source_20_Text">ThemeProvider</text:span> au niveau racine, <text:span text:style-name="T12">pour s’</text:span> assure<text:span text:style-name="T12">r</text:span> que chaque composant de l'application (boutons, cartes, listes) hérite des mêmes <text:span text:style-name="T2">règles de conception</text:span>.</text:p>
      <text:p text:style-name="P11">On ajoute aussi CssBaseline dans App.tsx.</text:p>
      <text:p text:style-name="P11"/>
      <text:p text:style-name="P10"><text:span text:style-name="Source_20_Text"><text:span text:style-name="T2">CssBaseline</text:span></text:span> est un composant de MUI, <text:span text:style-name="T12">qui</text:span> garantit que tous les navigateurs (Chrome, Firefox, Safari) affichent les éléments de la même manière, en fournissant une base de style cohérente, conformément aux principes de Material Design.</text:p>
      <text:p text:style-name="P10"/>
      <text:p text:style-name="P12"><text:span text:style-name="Source_20_Text"><text:span text:style-name="T2">LocalizationProvider</text:span></text:span> définit l'environnement de localisation (langue, format, calendrier) pour ces composants.</text:p>
      <text:p text:style-name="P12"><text:span text:style-name="Source_20_Text"><text:span text:style-name="T2">AdapterDateFns</text:span></text:span> est le moteur qui gère les opérations sur les dates. Ici, vous utilisez la populaire bibliothèque <text:span text:style-name="Source_20_Text"><text:span text:style-name="T2">date-fns</text:span></text:span> pour toutes les manipulations de date.</text:p>
      <text:p text:style-name="P10"><text:span text:style-name="Source_20_Text"><text:span text:style-name="T2">{content}</text:span></text:span> (La page active du router) est rendu à l'intérieur de ce contexte stylisé.</text:p>
      <text:p text:style-name="P10"/>
      <text:p text:style-name="P13"/>
      <text:p text:style-name="P13"/>
      <text:p text:style-name="P13"/>
      <text:p text:style-name="P13"><text:soft-page-break/>Routage:</text:p>
      <text:p text:style-name="P14"/>
      <text:p text:style-name="P14">router.tsx: Ce fichier est le <text:span text:style-name="T2">cœur de la navigation et de la structure</text:span> de votre application React. Il définit toutes les <text:span text:style-name="T2">routes</text:span> (URL) et spécifie le <text:span text:style-name="T2">Layout</text:span> (la structure visuelle) que chaque page doit utiliser.</text:p>
      <text:p text:style-name="P14"/>
      <text:p text:style-name="P15"><text:span text:style-name="T13">Son </text:span>rôle est triple :</text:p>
      <text:list text:style-name="L1">
        <text:list-item>
          <text:p text:style-name="P16"><text:span text:style-name="T2">Gérer la Structure de la Page :</text:span> Décider si une page doit avoir la barre latérale et l'en-tête du dashboard (<text:span text:style-name="Source_20_Text">SidebarLayout</text:span>) ou si elle doit être une page simple (<text:span text:style-name="Source_20_Text">BaseLayout</text:span>).</text:p>
        </text:list-item>
        <text:list-item>
          <text:p text:style-name="P16"><text:span text:style-name="T2">Organiser l'Application :</text:span> Regrouper logiquement les pages (ex. : <text:span text:style-name="Source_20_Text">dashboards</text:span>, <text:span text:style-name="Source_20_Text">management</text:span>, <text:span text:style-name="Source_20_Text">components</text:span>).</text:p>
        </text:list-item>
        <text:list-item>
          <text:p text:style-name="P16"><text:span text:style-name="T2">Optimiser les Performances :</text:span> Utiliser le <text:span text:style-name="T2">chargement paresseux (</text:span><text:span text:style-name="Source_20_Text"><text:span text:style-name="T2">lazy</text:span></text:span><text:span text:style-name="T2"> et </text:span><text:span text:style-name="Source_20_Text"><text:span text:style-name="T2">Suspense</text:span></text:span><text:span text:style-name="T2">)</text:span> pour ne charger le code d'une page que lorsque l'utilisateur y navigue.</text:p>
        </text:list-item>
      </text:list>
      <text:p text:style-name="P13"><text:span text:style-name="T2">composant structurel principal</text:span> de votre tableau de bord:</text:p>
      <text:p text:style-name="P17"><text:span text:style-name="T14">SidebarLayout: </text:span>est d'agir comme un <text:span text:style-name="T2">conteneur.</text:span></text:p>
      <text:p text:style-name="P18"/>
      <text:p text:style-name="P19">role:</text:p>
      <text:list text:style-name="L2">
        <text:list-item>
          <text:p text:style-name="P20"><text:span text:style-name="T15"><text:s/></text:span><text:span text:style-name="T16">Structure Fixe :</text:span><text:span text:style-name="T17"> Il garantit que l'</text:span><text:span text:style-name="T16">En-tête (</text:span><text:span text:style-name="Source_20_Text"><text:span text:style-name="T16">Header</text:span></text:span><text:span text:style-name="T16">)</text:span><text:span text:style-name="T17"> et la </text:span><text:span text:style-name="T16">Barre Latérale (</text:span><text:span text:style-name="Source_20_Text"><text:span text:style-name="T16">Sidebar</text:span></text:span><text:span text:style-name="T16">)</text:span><text:span text:style-name="T17"> sont toujours affichés, quel que soit le contenu de la page.</text:span></text:p>
        </text:list-item>
      </text:list>
      <text:list text:style-name="L3">
        <text:list-item>
          <text:p text:style-name="P21"><text:span text:style-name="T2">Gestion de l'Espace :</text:span> Il calcule les marges et les décalages nécessaires pour que le contenu de la page ne soit jamais masqué par l'en-tête ou la barre latérale.</text:p>
        </text:list-item>
      </text:list>
      <text:list text:style-name="L4">
        <text:list-item>
          <text:p text:style-name="P22"><text:span text:style-name="T2">Rendu Dynamique :</text:span> Il utilise l'<text:span text:style-name="Source_20_Text">Outlet</text:span> pour injecter le contenu de la route enfant active (la page spécifique) dans la zone de contenu principale.</text:p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00:32:56.150391246</meta:creation-date>
    <dc:date>2025-11-27T08:37:56.261375712</dc:date>
    <meta:editing-duration>PT9H59M14S</meta:editing-duration>
    <meta:editing-cycles>11</meta:editing-cycles>
    <meta:generator>LibreOffice/25.2.6.2$Linux_X86_64 LibreOffice_project/40d1a0e1d5bdf1afaeae24d9ece32bbb00fa66a4</meta:generator>
    <meta:document-statistic meta:table-count="0" meta:image-count="0" meta:object-count="0" meta:page-count="2" meta:paragraph-count="30" meta:word-count="493" meta:character-count="3265" meta:non-whitespace-character-count="2805"/>
  </office:meta>
</office:document-meta>
</file>